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46a75" officeooo:paragraph-rsid="00046a75"/>
    </style:style>
    <style:style style:name="P3" style:family="paragraph" style:parent-style-name="Standard">
      <style:text-properties officeooo:rsid="0005e3ef" officeooo:paragraph-rsid="0005e3ef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>
      <style:text-properties officeooo:rsid="00046a75" officeooo:paragraph-rsid="00046a75"/>
    </style:style>
    <style:style style:name="P14" style:family="paragraph" style:parent-style-name="Standard" style:list-style-name="L10">
      <style:text-properties officeooo:rsid="0005e3ef" officeooo:paragraph-rsid="0005e3ef"/>
    </style:style>
    <style:style style:name="P15" style:family="paragraph" style:parent-style-name="Standard" style:list-style-name="L11">
      <style:text-properties officeooo:rsid="0005e3ef" officeooo:paragraph-rsid="0005e3ef"/>
    </style:style>
    <style:style style:name="P16" style:family="paragraph" style:parent-style-name="Standard">
      <style:text-properties officeooo:rsid="00073654" officeooo:paragraph-rsid="00073654"/>
    </style:style>
    <style:style style:name="P17" style:family="paragraph" style:parent-style-name="Standard" style:list-style-name="L12">
      <style:text-properties officeooo:rsid="00073654" officeooo:paragraph-rsid="00073654"/>
    </style:style>
    <style:style style:name="P18" style:family="paragraph" style:parent-style-name="Standard" style:list-style-name="L12">
      <style:text-properties officeooo:rsid="00089d0e" officeooo:paragraph-rsid="00089d0e"/>
    </style:style>
    <style:style style:name="P19" style:family="paragraph" style:parent-style-name="Standard" style:list-style-name="L12">
      <style:text-properties fo:font-weight="bold" officeooo:rsid="00089d0e" officeooo:paragraph-rsid="00089d0e" style:font-weight-asian="bold" style:font-weight-complex="bold"/>
    </style:style>
    <style:style style:name="P20" style:family="paragraph" style:parent-style-name="Standard" style:list-style-name="L12">
      <style:text-properties fo:font-weight="bold" officeooo:rsid="0009be0b" officeooo:paragraph-rsid="0009be0b" style:font-weight-asian="bold" style:font-weight-complex="bold"/>
    </style:style>
    <style:style style:name="P21" style:family="paragraph" style:parent-style-name="Preformatted_20_Text" style:list-style-name="L4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ainstorming</text:p>
      <text:p text:style-name="P1"/>
      <text:p text:style-name="Standard">Thread local storage overview:</text:p>
      <text:list xml:id="list4150852160" text:style-name="L1">
        <text:list-item>
          <text:p text:style-name="P5">Give threads their own memory so that program bugs with synchronization don’t cause problems</text:p>
        </text:list-item>
        <text:list-item>
          <text:p text:style-name="P5">Example: if there are two threads that each do error handling, if they both set errno to their own value, one will overwrite the other.</text:p>
        </text:list-item>
        <text:list-item>
          <text:p text:style-name="P5">In general, when threads share a global vai</text:p>
        </text:list-item>
      </text:list>
      <text:p text:style-name="Standard"/>
      <text:p text:style-name="Preformatted_20_Text">int tls_create(unsigned int size)</text:p>
      <text:p text:style-name="Preformatted_20_Text"/>
      <text:list xml:id="list2970659438" text:style-name="L2">
        <text:list-item>
          <text:p text:style-name="P6">Create a local storage area for the currently executing thread that holds at least size bytes</text:p>
        </text:list-item>
      </text:list>
      <text:list xml:id="list4152297064" text:style-name="L3">
        <text:list-item>
          <text:p text:style-name="P7">return 0 on success, -1 on failure</text:p>
        </text:list-item>
      </text:list>
      <text:p text:style-name="Standard"/>
      <text:p text:style-name="Preformatted_20_Text">int tls_write(unsigned int offset, unsigned int length, char *buffer)</text:p>
      <text:p text:style-name="Preformatted_20_Text"/>
      <text:list xml:id="list4010898504" text:style-name="L4">
        <text:list-item>
          <text:p text:style-name="P21">Read length bytes from buffer and write them to the location specified by the offset</text:p>
        </text:list-item>
        <text:list-item>
          <text:p text:style-name="P21">ERROR when trying to write more data than the LSA can hold</text:p>
        </text:list-item>
        <text:list-item>
          <text:p text:style-name="P21">ERROR when current thread has no LSA</text:p>
        </text:list-item>
        <text:list-item>
          <text:p text:style-name="P21"/>
        </text:list-item>
      </text:list>
      <text:p text:style-name="Standard"/>
      <text:p text:style-name="Standard"/>
      <text:p text:style-name="Standard"/>
      <text:p text:style-name="Preformatted_20_Text">int tls_read(unsigned int offset, unsigned int length, char *buffer)</text:p>
      <text:p text:style-name="Preformatted_20_Text"/>
      <text:list xml:id="list4269416738" text:style-name="L5">
        <text:list-item>
          <text:p text:style-name="P8">Reads length bytes from storage area starting at offset and writes them to buffer</text:p>
        </text:list-item>
        <text:list-item>
          <text:p text:style-name="P8">ERROR if trying to read past LSA</text:p>
        </text:list-item>
        <text:list-item>
          <text:p text:style-name="P8">ERROR if thread has no LSA</text:p>
        </text:list-item>
      </text:list>
      <text:p text:style-name="Standard"/>
      <text:p text:style-name="Preformatted_20_Text">int tls_destroy()</text:p>
      <text:list xml:id="list3373391974" text:style-name="L6">
        <text:list-item>
          <text:p text:style-name="P9">Free previously allocated storage area</text:p>
        </text:list-item>
      </text:list>
      <text:p text:style-name="Standard"/>
      <text:p text:style-name="Standard"/>
      <text:p text:style-name="Preformatted_20_Text">int tls_clone(pthread_t tid)</text:p>
      <text:list xml:id="list795577712" text:style-name="L7">
        <text:list-item>
          <text:p text:style-name="P10">initially, the storage area for the calling thread just points to the same storage area as tid.</text:p>
        </text:list-item>
        <text:list-item>
          <text:p text:style-name="P10">When new struff is written, it gets its own memory</text:p>
        </text:list-item>
        <text:list-item>
          <text:p text:style-name="P10">The shared locations that have not been modified since the clone are still shared (copy-on-write)</text:p>
        </text:list-item>
        <text:list-item>
          <text:p text:style-name="P10">ERROR when target thread does not have LSA</text:p>
        </text:list-item>
        <text:list-item>
          <text:p text:style-name="P10">ERROR when calling thread already has LSA</text:p>
        </text:list-item>
      </text:list>
      <text:p text:style-name="Standard"/>
      <text:p text:style-name="Standard"/>
      <text:p text:style-name="Standard">More notes from Project page</text:p>
      <text:list xml:id="list2872956972" text:style-name="L8">
        <text:list-item>
          <text:p text:style-name="P11">If a thread attempts to read from or write to a LSA (including itself), it is terminated with pthread_exit()</text:p>
        </text:list-item>
        <text:list-item>
          <text:p text:style-name="P11">If thread A is in the middle of executing a read or write, you can temporarily unprotect its local storage area. So a thread B that interrupts it is allowed to read from the now-unprotected storage.</text:p>
        </text:list-item>
        <text:list-item>
          <text:p text:style-name="P11">Use library routine getpagesize() to get the number of bytes in a page.</text:p>
        </text:list-item>
        <text:list-item>
          <text:p text:style-name="P11">Writing to shared memory means make new copy of entire PAGE, not bytes that were changed</text:p>
        </text:list-item>
      </text:list>
      <text:p text:style-name="Standard"/>
      <text:p text:style-name="Standard"><text:soft-page-break/>Implementation notes:</text:p>
      <text:list xml:id="list847725829" text:style-name="L9">
        <text:list-item>
          <text:p text:style-name="P12">Going to need to call pthread_self() to get the id of the calling thread. Make sure that when creating local storage, there doesn’t already exist one for that thread</text:p>
        </text:list-item>
        <text:list-item>
          <text:p text:style-name="P12">Use mmap to create a local storage that cannot be directly accessed by a thread</text:p>
          <text:list>
            <text:list-item>
              <text:p text:style-name="P12">Paged-aligned</text:p>
            </text:list-item>
            <text:list-item>
              <text:p text:style-name="P12">allocates memory in multiples of page size</text:p>
            </text:list-item>
            <text:list-item>
              <text:p text:style-name="P12">Create pages with no read/write permissions</text:p>
            </text:list-item>
          </text:list>
        </text:list-item>
        <text:list-item>
          <text:p text:style-name="P12">Use mprotect to unprotect memory regions, and later reinstate protections</text:p>
          <text:list>
            <text:list-item>
              <text:p text:style-name="P12">use in tls_read, tls_write</text:p>
            </text:list-item>
            <text:list-item>
              <text:p text:style-name="P12">page-level</text:p>
            </text:list-item>
          </text:list>
        </text:list-item>
        <text:list-item>
          <text:p text:style-name="P12">Create signal handler for SIGSEGV</text:p>
          <text:list>
            <text:list-item>
              <text:p text:style-name="P12">distinguish between segfault for our TLS or segfault for other protected memory (exit())</text:p>
            </text:list-item>
            <text:list-item>
              <text:p text:style-name="P12">Look at sigaction and struct siginfo_t</text:p>
            </text:list-item>
          </text:list>
        </text:list-item>
      </text:list>
      <text:p text:style-name="Standard"/>
      <text:p text:style-name="P2">Ideas</text:p>
      <text:list xml:id="list3560843969" text:style-name="L10">
        <text:list-item>
          <text:p text:style-name="P13">Create a linked list of all the memory that belongs to the thread</text:p>
        </text:list-item>
        <text:list-item>
          <text:p text:style-name="P13">Each element in the list can contain a single page or a multiple consecutive pages. All that is needed is a pointer that mmap returns</text:p>
        </text:list-item>
        <text:list-item>
          <text:p text:style-name="P14">I need some sort of structure that contains references to each thread that has a TLS. I’m thinking an array with indexes that correspond to thread IDs. Problem with this is I don’t know how high thread ID can go.</text:p>
        </text:list-item>
      </text:list>
      <text:p text:style-name="P3"/>
      <text:p text:style-name="P3">Still need to figure out:</text:p>
      <text:list xml:id="list2192166147" text:style-name="L11">
        <text:list-item>
          <text:p text:style-name="P15">How to access memory at a specific offset</text:p>
          <text:list>
            <text:list-item>
              <text:p text:style-name="P15">In my linked list of memory, I could keep track of the number of pages in each node</text:p>
            </text:list-item>
          </text:list>
        </text:list-item>
      </text:list>
      <text:p text:style-name="Standard"/>
      <text:p text:style-name="Standard"/>
      <text:p text:style-name="P16">Byte arithmetic for tls_write:</text:p>
      <text:list xml:id="list4202884114" text:style-name="L12">
        <text:list-item>
          <text:p text:style-name="P17">case 1: end of tls is in the same page as current offset</text:p>
          <text:list>
            <text:list-item>
              <text:p text:style-name="P18">floor of current offset/pagesize = floor of overall size/pagesize</text:p>
            </text:list-item>
            <text:list-item>
              <text:p text:style-name="P18"/>
            </text:list-item>
          </text:list>
        </text:list-item>
        <text:list-item>
          <text:p text:style-name="P17">case 2: end of tls is in a later page </text:p>
        </text:list-item>
        <text:list-item>
          <text:p text:style-name="P19">current<text:span text:style-name="T1"> offset value will always be at the start of a page unless it is the initial offset.</text:span></text:p>
        </text:list-item>
        <text:list-item>
          <text:p text:style-name="P20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meta:creation-date>2019-05-22T09:13:00Z</meta:creation-date>
    <dc:date>2019-05-23T22:58:03.802291796</dc:date>
    <meta:editing-cycles>4</meta:editing-cycles>
    <meta:editing-duration>PT32M52S</meta:editing-duration>
    <meta:document-statistic meta:table-count="0" meta:image-count="0" meta:object-count="0" meta:page-count="2" meta:paragraph-count="56" meta:word-count="621" meta:character-count="3347" meta:non-whitespace-character-count="2822"/>
    <meta:template xlink:type="simple" xlink:actuate="onRequest" xlink:title="" xlink:href="Normal.dotm"/>
  </office:meta>
</office:document-meta>
</file>